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Pasta `model` - Sistema de Gestão de Alunos Online</text:p>
      <text:p text:style-name="Standard"/>
      <text:p text:style-name="Standard">Este diretório contém as classes de modelo (model) utilizadas no sistema de gestão de alunos online. As classes representadas aqui são responsáveis pela definição das entidades que serão mapeadas para o banco de dados usando JPA (Java Persistence API). Cada classe corresponde a uma tabela no banco de dados e define os atributos e relacionamentos entre as entidades.</text:p>
      <text:p text:style-name="Standard"/>
      <text:p text:style-name="Standard">## Funcionalidades das Classes</text:p>
      <text:p text:style-name="Standard"/>
      <text:p text:style-name="Standard">### 1. **Aluno**</text:p>
      <text:p text:style-name="Standard">- **Função**: Representa um aluno no sistema. A classe contém informações como nome, e-mail e o curso no qual o aluno está matriculado.</text:p>
      <text:p text:style-name="Standard">- **Relacionamentos**:</text:p>
      <text:p text:style-name="Standard"><text:s text:c="2"/>- `ManyToOne` com a classe `Curso`, indicando que cada aluno está matriculado em um único curso.</text:p>
      <text:p text:style-name="Standard"/>
      <text:p text:style-name="Standard">### 2. **Curso**</text:p>
      <text:p text:style-name="Standard">- **Função**: Representa um curso oferecido no sistema. A classe contém informações como nome do curso, tipo e custo mensal.</text:p>
      <text:p text:style-name="Standard">- **Relacionamentos**:</text:p>
      <text:p text:style-name="Standard"><text:s text:c="2"/>- A classe possui um campo `type`, que usa a enumeração `CursoTypeEnum` para representar o tipo do curso (ex: presencial, online).</text:p>
      <text:p text:style-name="Standard"><text:s text:c="2"/></text:p>
      <text:p text:style-name="Standard">### 3. **Disciplina**</text:p>
      <text:p text:style-name="Standard">- **Função**: Representa uma disciplina no sistema, associada a um professor. Contém o nome da disciplina e um relacionamento com a classe `Professor`.</text:p>
      <text:p text:style-name="Standard">- **Relacionamentos**:</text:p>
      <text:p text:style-name="Standard"><text:s text:c="2"/>- `ManyToOne` com a classe `Professor`, indicando que uma disciplina tem um único professor.</text:p>
      <text:p text:style-name="Standard"/>
      <text:p text:style-name="Standard">### 4. **Fatura**</text:p>
      <text:p text:style-name="Standard">- **Função**: Representa a fatura de um aluno no sistema, com informações sobre o valor a ser pago, data de vencimento e data de pagamento.</text:p>
      <text:p text:style-name="Standard">- **Relacionamentos**:</text:p>
      <text:p text:style-name="Standard"><text:s text:c="2"/>- `ManyToOne` com a classe `FinanceiroAluno`, indicando que cada fatura está associada a um aluno.</text:p>
      <text:p text:style-name="Standard"/>
      <text:p text:style-name="Standard">### 5. **FinanceiroAluno**</text:p>
      <text:p text:style-name="Standard">- **Função**: Representa o estado financeiro de um aluno, com informações sobre descontos, data de vencimento e status financeiro.</text:p>
      <text:p text:style-name="Standard">- **Relacionamentos**:</text:p>
      <text:p text:style-name="Standard"><text:s text:c="2"/>- `OneToOne` com a classe `Aluno`, indicando que cada aluno tem um único registro financeiro.</text:p>
      <text:p text:style-name="Standard"/>
      <text:p text:style-name="Standard">### 6. **MatriculaAluno**</text:p>
      <text:p text:style-name="Standard">- **Função**: Representa a matrícula de um aluno em uma disciplina. Contém as notas de duas avaliações e o status da matrícula.</text:p>
      <text:p text:style-name="Standard">- **Relacionamentos**:</text:p>
      <text:p text:style-name="Standard"><text:s text:c="2"/>- `ManyToOne` com a classe `Aluno` e `Disciplina`, indicando que um aluno pode estar matriculado em várias disciplinas.</text:p>
      <text:p text:style-name="Standard"/>
      <text:p text:style-name="Standard">### 7. **Professor**</text:p>
      <text:p text:style-name="Standard">- **Função**: Representa um professor no sistema. A classe contém informações como nome e e-mail do professor.</text:p>
      <text:p text:style-name="Standard"><text:soft-page-break/></text:p>
      <text:p text:style-name="Standard">## Bibliotecas Utilizadas</text:p>
      <text:p text:style-name="Standard"/>
      <text:p text:style-name="Standard">As classes do modelo utilizam as seguintes bibliotecas para o mapeamento objeto-relacional (ORM) e outras funcionalidades:</text:p>
      <text:p text:style-name="Standard"/>
      <text:p text:style-name="Standard">### 1. **Jakarta Persistence (JPA)**:</text:p>
      <text:p text:style-name="Standard">- **Biblioteca**: `jakarta.persistence`</text:p>
      <text:p text:style-name="Standard">- **Função**: Usada para o mapeamento objeto-relacional (ORM), permitindo que as classes Java sejam mapeadas para tabelas no banco de dados. As anotações JPA, como `@Entity`, `@Id`, `@ManyToOne`, `@OneToOne`, e `@Enumerated`, são usadas para definir os relacionamentos e comportamento das entidades.</text:p>
      <text:p text:style-name="Standard"/>
      <text:p text:style-name="Standard">### 2. **Lombok**:</text:p>
      <text:p text:style-name="Standard">- **Biblioteca**: `lombok`</text:p>
      <text:p text:style-name="Standard">- **Função**: Usada para reduzir o código boilerplate. As anotações `@AllArgsConstructor`, `@NoArgsConstructor` e `@Data` geram automaticamente construtores, métodos `getters`, `setters`, `toString()`, `equals()` e `hashCode()` para as classes.</text:p>
      <text:p text:style-name="Standard"/>
      <text:p text:style-name="Standard">### 3. **Java Time API**:</text:p>
      <text:p text:style-name="Standard">- **Biblioteca**: `java.time`</text:p>
      <text:p text:style-name="Standard">- **Função**: Usada para lidar com tipos de dados de data e hora, como `LocalDateTime` e `LocalDate`, no caso da classe `Fatura` (para armazenar datas como vencimento, pagamento e criação).</text:p>
      <text:p text:style-name="Standard"/>
      <text:p text:style-name="Standard">### 4. **Enumeração (Java Enum)**:</text:p>
      <text:p text:style-name="Standard">- **Biblioteca**: `br.com.alunoonline.api.enums`</text:p>
      <text:p text:style-name="Standard">- **Função**: As enumerações como `CursoTypeEnum`, `FinanceiroStatusEnum` e `MatriculaAlunoStatusEnum` são usadas para representar valores fixos e pré-definidos, proporcionando maior clareza e controle sobre os dados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4:21:06.044256167</meta:creation-date>
    <dc:date>2024-11-26T14:22:05.021602854</dc:date>
    <meta:editing-duration>PT1M</meta:editing-duration>
    <meta:editing-cycles>1</meta:editing-cycles>
    <meta:document-statistic meta:table-count="0" meta:image-count="0" meta:object-count="0" meta:page-count="2" meta:paragraph-count="44" meta:word-count="525" meta:character-count="3632" meta:non-whitespace-character-count="3136"/>
    <meta:generator>LibreOffice/7.3.7.2$Linux_X86_64 LibreOffice_project/30$Build-2</meta:generator>
  </office:meta>
</office:document-meta>
</file>